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  <style:text-properties style:font-name="Calibri" fo:font-size="10pt" officeooo:rsid="00124a93" officeooo:paragraph-rsid="00124a93" style:font-size-asian="10pt" style:font-size-complex="10pt"/>
    </style:style>
    <style:style style:name="P2" style:family="paragraph" style:parent-style-name="Standard">
      <style:paragraph-properties style:writing-mode="lr-tb"/>
      <style:text-properties style:font-name="Calibri" fo:font-size="10pt" style:font-size-asian="10pt" style:font-size-complex="10pt"/>
    </style:style>
    <style:style style:name="T1" style:family="text">
      <style:text-properties style:font-name="sans-serif" fo:font-size="6pt"/>
    </style:style>
    <style:style style:name="T2" style:family="text">
      <style:text-properties style:font-name="sans-serif" fo:font-size="4.80000019073486pt"/>
    </style:style>
    <style:style style:name="T3" style:family="text">
      <style:text-properties fo:font-size="6pt"/>
    </style:style>
    <style:style style:name="T4" style:family="text">
      <style:text-properties fo:font-size="4.8000001907348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epencollege 11 april 2023 </text:p>
      <text:p text:style-name="P1"/>
      <text:p text:style-name="P1">Uittreksel : <text:s/></text:p>
      <text:p text:style-name="P1"/>
      <text:p text:style-name="P1">Nationaal Park Scheldevallei</text:p>
      <text:p text:style-name="P1">Waasmunster stapt uit de samenwerkingsovereenkomst </text:p>
      <text:p text:style-name="P2"/>
      <text:p text:style-name="P2">60. Nationaal Park Scheldevallei - samenwerkingsovereenkomst<text:line-break/>Toelichting<text:line-break/>Het College van Burgemeester en Schepenen besliste op 6 maart 2023 de kandidatuur Nationaal Park<text:line-break/>Scheldevallei te blijven ondersteunen onder strikte voorwaarden namelijk :<text:line-break/>"De kandidatuur Nationaal Park Scheldevallei te blijven ondersteunen onder navolgende voorwaarden :<text:line-break/>1) Momenteel mogen alleen de gronden gelegen binnen het GRUP 1 Durmevallei opgenomen worden<text:line-break/>binnen de contouren van het Nationaal Park. Concreet gaat dit over de gronden van het Groot Broek en het<text:line-break/>Meulendijkbroek in Sombeke en het Weymeerbroek in de oksel van de Oude Durme.<text:line-break/>2) Pas na het definitief worden van GRUP 2 Durmevallei en mits uitdrukkelijk akkoord van het<text:line-break/>gemeentebestuur, kunnen de gronden die in GRUP 2 exclusief voor natuur worden bestemd mee worden<text:line-break/>opgenomen in het Nationaal Park. Hierbij is een afbakening tot op perceelsniveau noodzakelijk. GRUP 2<text:line-break/>Durmevallei beslaat, ruw geschetst, het gebied in de Durmevallei vanaf de oude spoorwegbedding in<text:line-break/>Sombeke tot de grens met Lokeren en de bedding van de Oude Durme.</text:p>
      <text:p text:style-name="P2">Notulen - p. 30 van 33<text:line-break/>3) Verbintenissen, engagementen of uitspraken van het gemeentebestuur in het kader van de kandidatuur<text:line-break/>Nationaal Park Scheldevallei kunnen slechts hun uitvoering vinden en gevolgen hebben voor zover ze niet<text:line-break/>afwijken van de verbintenissen en engagementen die het gemeentebestuur aanging of zal aangaan in het<text:line-break/>kader van de Gewestelijke Ruimtelijke Uitvoeringsplannen van toepassing op de gronden binnen het<text:line-break/>Nationaal Park Scheldevallei en voor zover deze Uitvoeringsplannen definitief zijn geworden."<text:line-break/>De projectcoördinator van kandidaat Nationaal Park Scheldevallei zond op 16 maart 2023 het voorstel van<text:line-break/>samenwerkingsovereenkomst met volgende bijlagen :<text:line-break/>- Management samenvatting van het Master Plan<text:line-break/>- Management samenvatting van de governance<text:line-break/>In het voorstel van samenwerkingsovereenkomst en de bijlagen wordt niet tegemoet gekomen aan de<text:line-break/>voorwaarden die het College in zijn besluit van 6 maart 2023 heeft gesteld om de Kandidatuur Nationaal<text:line-break/>Park Scheldevallei te blijven ondersteunen.<text:line-break/>Bovendien ontbreekt nog steeds elke vorm van rechtszekerheid aangezien verwezen wordt naar nog niet<text:line-break/>bestaande wetgeving.<text:line-break/>Het gemeentebestuur kan de samenwerkingsovereenkomst en de bijlagen ervan dan ook slechts<text:line-break/>onderschrijven indien deze fundamenteel wordt aangepast. Essentieel hierbij is :<text:line-break/>* de toevoeging van een kaart van het projectgebied met afbakening op perceelsniveau.<text:line-break/>* het voorzien van inspraak in de wijze waarop de doelstellingen van het nationaal park worden<text:line-break/>gerealiseerd voor alle actoren actief binnen het gebied. Dit kan worden gerealiseerd door binnen alle<text:line-break/>organen van de organisatiestructuur een vertegenwoordiging van elke actor te voorzien<text:line-break/>* binnen alle organen van de organisatie dient minstens de helft +1 van de leden behoren tot de<text:line-break/>gemeentebesturen gelegen binnen het gebied. Indien niet alle gemeenten vertegenwoordigd zijn wordt<text:line-break/>voorrang gegeven aan de gemeenten met de grootste oppervlakte gelegen binnen het nationaal park<text:line-break/>* wijziging van de modaliteiten voor de wijziging, aanvulling en beëindiging van de<text:line-break/>samenwerkingsovereenkomst. De samenwerkingsovereenkomst moet de mogelijkheid voorzien voor de<text:line-break/>partijen om onmiddellijk uit de samenwerkingsovereenkomst te stappen<text:line-break/>1) bij het definitief worden van het decreet over de nationale parken en de eraan verbonden<text:line-break/>uitvoeringsbesluiten<text:line-break/>2) bij de oprichting van vzw Nationaal Park Scheldevallei.<text:line-break/>* De missie en de visie vervat in de managementsamenvatting moet worden aangepast zodat er plaats<text:line-break/>komt voor compromis waarbij rekening wordt gehouden met de belangen van alle actoren.<text:line-break/>Na het collegebesluit van 6 maart en van 27 maart werd door de coördinator van kandidatuur Nationaal<text:line-break/>Park Scheldevallei een nieuw voorstel van samenwerkingsovereenkomst met addendum, masterplan en<text:line-break/>actieprogramma doorgestuurd.<text:line-break/>Echter werd in dit nieuw voorstel niet voldaan aan bovenstaande voorwaarden. Meerbepaald werd er een<text:line-break/>addendum opgesteld voor de gemeente Waasmunster terwijl duidelijk werd aangegeven dat de gemeente<text:line-break/>zich uitsluitend akkoord kon verklaren met een nieuwe samenwerkingsovereenkomst voor alle partijen en<text:line-break/>niet uitsluitend voor de gemeente Waasmunster. In het addendum wordt wel aan een aantal van de<text:line-break/><text:soft-page-break/>gestelde voorwaarden voldaan. Echter bij het bekijken van de plannen met natuurkernzones (beslist en<text:line-break/>bestaand natuurbeleid in de Scheldevalleien), werd opgemerkt dat er reeds zones werden opgenomen die<text:line-break/>in de huidige toestand nog niet exclusief voor natuur bestemd zijn.<text:line-break/>Verder wordt het zeer jammer bevonden dat aan de bemerkingen die aan de coördinator van kandidatuur<text:line-break/>Nationaal Park Scheldevallei geen gevolg werd gegeven.<text:line-break/>Bijkomend werd de kaart van het projectgebied met afbakening op perceelsniveau niet opgenomen in het<text:line-break/>masterplan en de samenwerkingsovereenkomst. De mogelijkheid tot inspraak voor alle actoren ontbreekt<text:line-break/>nog steeds. Ondermeer landbouworganisaties worden uitgesloten aangezien er enkel inspraak mogelijk is<text:line-break/>indien het beheer dat gevoerd wordt enkel is afgestemd op de doelstellingen van het Nationaal park.<text:line-break/>Aangezien deze doelstellingen geen rekening houden met de belangen van ondermeer de landbouwsector,<text:line-break/>betekent dit onrechtstreeks dat zij op geen enkele manier inspraak zullen kunnen bieden.<text:line-break/>Er wordt niet voldaan aan de voorwaarde dat binnen alle organen van de organisatie minstens de helft +1<text:line-break/>van de leden behoren tot de gemeentebesturen gelegen binnen het gebied.<text:line-break/>De samenwerkingsovereenkomst biedt geen mogelijkheid voor de partijen om onmiddellijk uit de<text:line-break/>samenwerkingsovereenkomst te stappen bij:<text:line-break/>1) bij het definitief worden van het decreet over de nationale parken en de eraan verbonden<text:line-break/>uitvoeringsbesluiten<text:line-break/>2) bij de oprichting van vzw Nationaal Park Scheldevallei.<text:line-break/>Binnen de missie en visie van het Nationaal Park is geen plaats voor compromis waarbij rekening wordt<text:line-break/>gehouden met de belangen van alle actoren binnen het gebied.<text:line-break/>Besluit<text:line-break/>Er wordt onvoldoende tegemoetgekomen aan de opmerkingen en bekommernissen van het<text:line-break/>gemeentebestuur. Bijgevolg zal de gemeente Waasmunster zich definitief terugtrekken als partner uit de<text:line-break/>Kandidatuur Nationaal Park Scheldevallei en kunnen geen delen van het grondgebied van de gemeente<text:line-break/>Waasmunster worden opgenomen binnen de afbakening van het Nationaal Park Scheldevallei. Hierdoor zal</text:p>
      <text:p text:style-name="P2">de samenwerkingsovereenkomst niet ondertekend worden door het gemeentebestuur van Waasmunster en<text:line-break/>zal de gemeente Waasmunster niet toetreden tot de op te richten vzw Nationaal Park Scheldevallei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ric De Groote</meta:initial-creator>
    <meta:creation-date>2023-05-18T12:30:36.819704593</meta:creation-date>
    <dc:date>2023-05-18T12:36:09.603766310</dc:date>
    <dc:creator>Eric De Groote</dc:creator>
    <meta:editing-duration>PT5M34S</meta:editing-duration>
    <meta:editing-cycles>1</meta:editing-cycles>
    <meta:document-statistic meta:table-count="0" meta:image-count="0" meta:object-count="0" meta:page-count="2" meta:paragraph-count="7" meta:word-count="947" meta:character-count="6631" meta:non-whitespace-character-count="5687"/>
    <meta:generator>LibreOffice/7.3.7.2$Linux_X86_64 LibreOffice_project/30$Build-2</meta:generator>
  </office:meta>
</office:document-meta>
</file>